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0pt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000000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3.063cm" svg:x="1.778cm" svg:y="0.924cm">
          <draw:text-box>
            <text:p text:style-name="P1"><text:span text:style-name="T1">Old Testament</text:span></text:p>
            <text:p text:style-name="P1"><text:span text:style-name="T2">Isaiah 51:1–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>
        <office:forms form:automatic-focus="false" form:apply-design-mode="false"/>
        <draw:frame draw:style-name="gr3" draw:text-style-name="P6" draw:layer="layout" svg:width="24.13cm" svg:height="6.263cm" svg:x="1.778cm" svg:y="1.016cm">
          <draw:text-box>
            <text:p text:style-name="P4"><text:span text:style-name="T3">1</text:span><text:span text:style-name="T4">“Listen to me, you who pursue righteousness,</text:span></text:p>
            <text:p text:style-name="P5"><text:span text:style-name="T5">you who seek the LORD:</text:span></text:p>
            <text:p text:style-name="P4"><text:span text:style-name="T5">look to the rock from which you were hewn,</text:span></text:p>
            <text:p text:style-name="P5"><text:span text:style-name="T5">and to the quarry from which you were du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>
        <office:forms form:automatic-focus="false" form:apply-design-mode="false"/>
        <draw:frame draw:style-name="gr3" draw:text-style-name="P6" draw:layer="layout" svg:width="24.13cm" svg:height="6.263cm" svg:x="1.755cm" svg:y="1.016cm">
          <draw:text-box>
            <text:p text:style-name="P4"><text:span text:style-name="T3">2</text:span><text:span text:style-name="T4">Look to Abraham your father</text:span></text:p>
            <text:p text:style-name="P5"><text:span text:style-name="T5">and to Sarah who bore you;</text:span></text:p>
            <text:p text:style-name="P4"><text:span text:style-name="T5">for he was but one when I called him,</text:span></text:p>
            <text:p text:style-name="P5"><text:span text:style-name="T5">that I might bless him and multiply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>
        <office:forms form:automatic-focus="false" form:apply-design-mode="false"/>
        <draw:frame draw:style-name="gr3" draw:text-style-name="P8" draw:layer="layout" svg:width="24.13cm" svg:height="6.263cm" svg:x="1.755cm" svg:y="1.016cm">
          <draw:text-box>
            <text:p text:style-name="P4"><text:span text:style-name="T6">3</text:span><text:span text:style-name="T5">For the L</text:span><text:span text:style-name="T6">ORD</text:span><text:span text:style-name="T5"> comforts Zion;</text:span></text:p>
            <text:p text:style-name="P5"><text:span text:style-name="T5">he comforts all her waste places</text:span></text:p>
            <text:p text:style-name="P4"><text:span text:style-name="T5">and makes her wilderness like Eden,</text:span></text:p>
            <text:p text:style-name="P5"><text:span text:style-name="T5">her desert like the garden of the L</text:span><text:span text:style-name="T6">ORD</text:span><text:span text:style-name="T5">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>
        <office:forms form:automatic-focus="false" form:apply-design-mode="false"/>
        <draw:frame draw:style-name="gr4" draw:text-style-name="P6" draw:layer="layout" svg:width="24.13cm" svg:height="3.257cm" svg:x="1.755cm" svg:y="1.016cm">
          <draw:text-box>
            <text:p text:style-name="P4"><text:span text:style-name="T5"><text:s/></text:span><text:span text:style-name="T5">joy and gladness will be found in her,</text:span></text:p>
            <text:p text:style-name="P5"><text:span text:style-name="T5">thanksgiving and the voice of s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>
        <office:forms form:automatic-focus="false" form:apply-design-mode="false"/>
        <draw:frame draw:style-name="gr5" draw:text-style-name="P6" draw:layer="layout" svg:width="24.13cm" svg:height="7.766cm" svg:x="1.755cm" svg:y="1.016cm">
          <draw:text-box>
            <text:p text:style-name="P4"><text:span text:style-name="T7">4</text:span><text:span text:style-name="T5">“Give attention to me, my people,</text:span></text:p>
            <text:p text:style-name="P5"><text:span text:style-name="T5">and give ear to me, my nation;</text:span></text:p>
            <text:p text:style-name="P4"><text:span text:style-name="T5">for a law will go out from me,</text:span></text:p>
            <text:p text:style-name="P5"><text:span text:style-name="T5">and I will set my justice for a light to the peopl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>
        <office:forms form:automatic-focus="false" form:apply-design-mode="false"/>
        <draw:frame draw:style-name="gr5" draw:text-style-name="P6" draw:layer="layout" svg:width="24.13cm" svg:height="7.766cm" svg:x="1.755cm" svg:y="1.016cm">
          <draw:text-box>
            <text:p text:style-name="P4"><text:span text:style-name="T7">5</text:span><text:span text:style-name="T5">My righteousness draws near,</text:span></text:p>
            <text:p text:style-name="P5"><text:span text:style-name="T5">my salvation has gone out,</text:span></text:p>
            <text:p text:style-name="P5"><text:span text:style-name="T5">and my arms will judge the peoples;</text:span></text:p>
            <text:p text:style-name="P4"><text:span text:style-name="T5">the coastlands hope for me,</text:span></text:p>
            <text:p text:style-name="P5"><text:span text:style-name="T5">and for my arm they wa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>
        <office:forms form:automatic-focus="false" form:apply-design-mode="false"/>
        <draw:frame draw:style-name="gr3" draw:text-style-name="P6" draw:layer="layout" svg:width="24.13cm" svg:height="6.263cm" svg:x="1.755cm" svg:y="1.016cm">
          <draw:text-box>
            <text:p text:style-name="P4"><text:span text:style-name="T7">6</text:span><text:span text:style-name="T5">Lift up your eyes to the heavens,</text:span></text:p>
            <text:p text:style-name="P5"><text:span text:style-name="T5">and look at the earth beneath;</text:span></text:p>
            <text:p text:style-name="P4"><text:span text:style-name="T5">for the heavens vanish like smoke,</text:span></text:p>
            <text:p text:style-name="P5"><text:span text:style-name="T5">the earth will wear out like a garmen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>
        <office:forms form:automatic-focus="false" form:apply-design-mode="false"/>
        <draw:frame draw:style-name="gr3" draw:text-style-name="P8" draw:layer="layout" svg:width="24.638cm" svg:height="6.263cm" svg:x="1.524cm" svg:y="1.016cm">
          <draw:text-box>
            <text:p text:style-name="P4"><text:span text:style-name="T5">and they who dwell in it will die in like manner;</text:span></text:p>
            <text:p text:style-name="P4"><text:span text:style-name="T5">but my salvation will be forever,</text:span></text:p>
            <text:p text:style-name="P5"><text:span text:style-name="T5">and my righteousness will never be dismay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0:19:46.806000000</meta:creation-date>
    <dc:title>bluwht blank</dc:title>
    <meta:editing-duration>PT15M45S</meta:editing-duration>
    <meta:editing-cycles>5</meta:editing-cycles>
    <meta:generator>LibreOffice/5.4.0.3$Windows_X86_64 LibreOffice_project/7556cbc6811c9d992f4064ab9287069087d7f62c</meta:generator>
    <dc:date>2017-08-24T19:39:05.506000000</dc:date>
    <meta:document-statistic meta:object-count="59"/>
  </office:meta>
</office:document-meta>
</file>